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otion: Aging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Alchemical Antido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Attractiven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Awaken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Battl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Beast-Speech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</table:table-row>
        <table:table-row table:style-name="ro1">
          <table:table-cell office:value-type="string" calcext:value-type="string">
            <text:p>Potion: Bird Contro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</table:table-row>
        <table:table-row table:style-name="ro1">
          <table:table-cell office:value-type="string" calcext:value-type="string">
            <text:p>Potion: Charism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Craftsmanship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Dea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Enduranc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Eternal Rest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Fea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Fertilit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Fetching and Carry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Fire Risis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Fligh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Foolish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Foresig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Forgetfulnes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Friendship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Fustra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Gamblin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Gullib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Hardhearted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Hatre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Heal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Health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Hybridization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Invisibilit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Invulnerabilit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Jealous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Leadership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Lecherous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Lich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160</text:p>
          </table:table-cell>
        </table:table-row>
        <table:table-row table:style-name="ro1">
          <table:table-cell office:value-type="string" calcext:value-type="string">
            <text:p>Potion: Long Slumber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Luck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Madn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Magic Resistanc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Memor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Musi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Odiu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Pain Resistanc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Resurrectio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Self-Lov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Slee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Spee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Steal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Streng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Tranqu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Transformatio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True Sigh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Truth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Universal Antidot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Unluckines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Water Breathin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Water-Walkin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Weaknes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Wisd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Youth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</table:table>
      <table:named-expressions/>
      <table:database-ranges>
        <table:database-range table:name="__Anonymous_Sheet_DB__0" table:target-range-address="potions.A1:potions.D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21:02:15.225170257</dc:date>
    <meta:editing-duration>PT3M12S</meta:editing-duration>
    <meta:editing-cycles>1</meta:editing-cycles>
    <meta:document-statistic meta:table-count="1" meta:cell-count="244" meta:object-count="0"/>
    <meta:generator>LibreOffice/6.4.7.2$Linux_X86_64 LibreOffice_project/40$Build-2</meta:generator>
  </office:meta>
</office:document-meta>
</file>